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fo:font-size="22pt" style:font-size-asian="22pt" style:font-size-complex="22pt"/>
    </style:style>
    <style:style style:name="P2" style:parent-style-name="Standard" style:family="paragraph">
      <style:paragraph-properties fo:text-align="justify"/>
    </style:style>
    <style:style style:name="P3" style:parent-style-name="Listenabsatz" style:list-style-name="LFO1" style:family="paragraph">
      <style:text-properties fo:font-size="20pt" style:font-size-asian="20pt" style:font-size-complex="20pt"/>
    </style:style>
    <style:style style:name="P4" style:parent-style-name="Listenabsatz" style:family="paragraph">
      <style:paragraph-properties fo:text-align="justify"/>
    </style:style>
    <style:style style:name="P5" style:parent-style-name="Standard" style:family="paragraph">
      <style:paragraph-properties fo:text-align="justify" fo:margin-left="0.5in">
        <style:tab-stops/>
      </style:paragraph-properties>
    </style:style>
    <style:style style:name="P6" style:parent-style-name="Listenabsatz" style:list-style-name="LFO1" style:family="paragraph">
      <style:text-properties fo:font-size="20pt" style:font-size-asian="20pt" style:font-size-complex="20pt"/>
    </style:style>
    <style:style style:name="P7" style:parent-style-name="Listenabsatz" style:family="paragraph">
      <style:paragraph-properties fo:text-align="justify"/>
    </style:style>
    <style:style style:name="P8" style:parent-style-name="Listenabsatz" style:family="paragraph">
      <style:paragraph-properties fo:text-align="justify"/>
    </style:style>
    <style:style style:name="P9" style:parent-style-name="Listenabsatz" style:family="paragraph">
      <style:paragraph-properties fo:text-align="justify"/>
    </style:style>
    <style:style style:name="P10" style:parent-style-name="Listenabsatz" style:family="paragraph">
      <style:paragraph-properties fo:text-align="justify"/>
    </style:style>
    <style:style style:name="P11" style:parent-style-name="Listenabsatz" style:list-style-name="LFO1" style:family="paragraph">
      <style:text-properties fo:font-size="20pt" style:font-size-asian="20pt" style:font-size-complex="20pt"/>
    </style:style>
    <style:style style:name="P12" style:parent-style-name="Listenabsatz" style:family="paragraph">
      <style:paragraph-properties fo:text-align="justify"/>
    </style:style>
    <style:style style:name="P13" style:parent-style-name="Listenabsatz" style:family="paragraph">
      <style:paragraph-properties fo:text-align="justify"/>
    </style:style>
    <style:style style:name="P14" style:parent-style-name="Standard" style:family="paragraph">
      <style:paragraph-properties fo:margin-left="0.25in">
        <style:tab-stops/>
      </style:paragraph-properties>
    </style:style>
  </office:automatic-styles>
  <office:body>
    <office:text text:use-soft-page-breaks="true">
      <text:p text:style-name="P1">Intercultural Communication:</text:p>
      <text:p text:style-name="P2">In the start of this course, we have discussed the idea behind defining the culture and how culture can affect us all in our lives. Along this we have also talked about differences in universals, customs and<text:s/>characteristics. We see different culture dimensions and German core values with German cultural dimensions and most importantly Development model of Intercultural sensitivity. Following are my key learnings of this course.</text:p>
      <text:list text:style-name="LFO1" text:continue-numbering="true">
        <text:list-item>
          <text:p text:style-name="P3">Need and Importance of intercultural communication</text:p>
        </text:list-item>
      </text:list>
      <text:p text:style-name="P4">Intercultural communication gives the skill to pact across different cultures, which is gradually imperative, as the world is changing to a global village (it does not mean the world is getting reduced) means we have more relations or interactions between people who are different with respect to cultures. To be able to face and pact with this cultural<text:s/>difference calmly, I see the importance of intercultural communication.<text:s/></text:p>
      <text:p text:style-name="P5">Here in this program I have learned that how we can behave in a situation in cross culture environment, as we have discussed the German cultural standards in the class room. When we drive through a different culture, we must follow some rules as we played a KultuRallye game. When we were playing and as new visitor/winner come from another table, he/she must adjust himself/herself with new environment. Similarly, when we go in a different culture or environment, we must do one thing either adjust with their culture or either taught them our own culture.<text:s/>But it is very difficult for one that he or she explain his/her cultural standards while living with a group of different cultural standards.<text:s/></text:p>
      <text:list text:style-name="LFO1" text:continue-numbering="true">
        <text:list-item>
          <text:p text:style-name="P6">Awareness of my own cultural identities</text:p>
        </text:list-item>
      </text:list>
      <text:p text:style-name="P7">After completing this course, I have developed an awareness of my own cultural identities and<text:s/>a<text:s/>gratitude for others.<text:s/>When we start learning foreign culture, we start learning our own culture.<text:s/></text:p>
      <text:p text:style-name="P8">“Culture hides much more than it reveals, and strangely enough what it hides, it hides most effectively from its own participants. Years of study have convinced me that the real job is not to understand foreign culture but to understand our own.”<text:s/>(Edward T. Hall(1973): “The Silent Language”)</text:p>
      <text:p text:style-name="P9">When we learn others<text:s/>culture,<text:s/>we do start comparison with our own culture because it is very difficult to change our core values, it takes years and years to change the core values of one.<text:s/>I have different core values in my backpack with contrast to Germany core values, following is an example.</text:p>
      <text:p text:style-name="P10">The<text:s/>different<text:s/>cultural identities that we learned were collectivistic and individualistic.<text:s/>The dissimilarity between the two identities is that collectivistic is more group-concerned<text:s/>while individualistic is more compassionate toward self-concerned.<text:s/>Explaining<text:s/>these concepts, I<text:s/>discovered<text:s/>the dissimilarity between the German cultural identity and the Pakistani cultural identity. In this<text:s/>identity, my culture is more collectivistic in contrast with the German culture. However, because I now have knowledge of the distinction between these identities, I have come to a point where I can appreciate both cultural identities. I believe this is key because<text:s/><text:soft-page-break/>people grow every day and as I blend and live in this country, the different norms that I blunder upon clarify me new things that I can appreciate and apply to my own cultural identity.</text:p>
      <text:list text:style-name="LFO1" text:continue-numbering="true">
        <text:list-item>
          <text:p text:style-name="P11">Become more aware of cultural shock</text:p>
        </text:list-item>
      </text:list>
      <text:p text:style-name="P12">My most important outcome of this course is becoming more aware of cultural shock and<text:s/>how we can become adaptable in intercultural interactions.<text:s/>As I came here in Germany, I faced a lot of cultural shock<text:s/>and I was<text:s/>saying that it doesn’t happened in the same way in my own culture but then I started to reduce this barrier. In this<text:s/>time,<text:s/>I learned from development model of intercultural sensitivity that how<text:s/>we behave<text:s/>in a different culture and how a person starts to adopt the new culture.</text:p>
      <text:p text:style-name="P13">Another activity<text:s/>in the class room<text:s/>that has opened my eyes to different way to think about intercultural communication was the<text:s/>Derdian’s culture<text:s/>activity that we did. The game implied the difficulties that foreign people that immerse themselves into new cultures. It was very difficult for the engineers to build a bridge in Derdia because of cultural shock. But in the<text:s/>end,<text:s/>I learned that all people are same<text:s/>and good<text:s/>we just need to think from their point of view.<text:s/>Now I can behave in a very good<text:s/>manner<text:s/>if I face a cultural shock.</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27T14:12:00Z</meta:creation-date>
    <dc:date>2019-02-27T16:23:00Z</dc:date>
    <meta:template xlink:href="Normal" xlink:type="simple"/>
    <meta:editing-cycles>10</meta:editing-cycles>
    <meta:editing-duration>PT0S</meta:editing-duration>
    <meta:document-statistic meta:page-count="2" meta:paragraph-count="8" meta:word-count="651" meta:character-count="4360" meta:row-count="30" meta:non-whitespace-character-count="3717"/>
  </office:meta>
</office:document-meta>
</file>